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SimSun1" svg:font-family="SimSu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200%" fo:text-align="center" style:justify-single-word="false" style:writing-mode="lr-tb"/>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line-height="200%" fo:text-align="start" style:justify-single-word="false" style:writing-mode="lr-tb"/>
      <style:text-properties style:text-underline-style="none" fo:font-weight="normal" style:font-weight-asian="normal" style:font-weight-complex="normal"/>
    </style:style>
    <style:style style:name="P3" style:family="paragraph" style:parent-style-name="Standard" style:master-page-name="Standard">
      <style:paragraph-properties fo:line-height="200%" fo:text-align="center" style:justify-single-word="false" style:page-number="auto" style:writing-mode="lr-tb"/>
      <style:text-properties style:text-underline-style="solid" style:text-underline-width="auto" style:text-underline-color="font-color"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Not necessarily the PSU...</text:p>
      <text:p text:style-name="P2"><text:tab/>Most computer problems occur at the software level (Operating System), bad settings, foul configuration of stuff and such. It is less likely in the hardware portion, most of the time. When it turns out to be a hardware malfunction, you usually won't consider the CPU (Central Processing Unit) or GPU (Graphics Processing Unit – id est the video card), but rather the direction of RAM (Random Access Memory) sticks or the PSU (Power Supply Unit) when a PC cannot boot. Except that for my boss everything revolves around the PSU...</text:p>
      <text:p text:style-name="P2"><text:tab/>“Hey Boss, the computer doesn't start, what do I do?”</text:p>
      <text:p text:style-name="P2"><text:tab/>“Replace the PSU and try again...”</text:p>
      <text:p text:style-name="P2"><text:tab/>“Hey Boss, there are mounds of dust and a splatter of blood or coca cola on the mother board and the PC won't start. What do I do?”</text:p>
      <text:p text:style-name="P2"><text:tab/>“Replace the PSU and try again...”</text:p>
      <text:p text:style-name="P2"><text:tab/>“Hey Boss, there are numerous hamster-operated wheel-carts fueling both a thunderstorm at the CPU and a space time continuum portal where two hell-hounds fight each other, *and a fallen knight who is being resurrected by a priest while two black mages casts the shockwave spell from both sides* of the battlefield that used to be the motherboard until recently and the PC won't start, what do I do?”</text:p>
      <text:p text:style-name="P2"><text:tab/>“Replace the PSU and try again...”</text:p>
      <text:p text:style-name="P2"><text:tab/>It would be somewhat unprofessional of me to deny the possibility of a defective PSU every now and then, but I do believe it is not always necessarily the case... (A smiley was being considered, but it didn't compute :)</text:p>
      <text:p text:style-name="P2"><text:tab/>But an ellipsis would suffice...</text:p>
      <text:p text:style-name="P2"/>
      <text:p text:style-name="P2">* MLA rules dictate that I give credit for the RD&amp;D joke to Lior Moskovitz (A.k.a Little Shlitz), even if I would prefer to accredit it to mysel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SimSun1" svg:font-family="SimSu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fo:orphans="0" fo:widows="0" fo:hyphenation-ladder-count="no-limit" style:writing-mode="lr-tb"/>
      <style:text-properties style:use-window-font-color="true" style:font-name="Times New Roman" fo:font-size="12pt" fo:language="en" fo:country="US" style:letter-kerning="true" style:font-name-asian="SimSun1" style:font-size-asian="12pt" style:language-asian="zh" style:country-asian="CN" style:font-name-complex="Tahoma2" style:font-size-complex="12pt" style:language-complex="he" style:country-complex="IL"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1"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rl-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oZooL Obliterator666</meta:initial-creator>
    <meta:creation-date>2010-11-29T17:52:01</meta:creation-date>
    <dc:creator>OoZooL Obliterator666</dc:creator>
    <dc:date>2010-11-29T18:10:33</dc:date>
    <meta:editing-cycles>1</meta:editing-cycles>
    <meta:editing-duration>PT00H01M21S</meta:editing-duration>
    <meta:generator>OpenOffice.org/3.2$Win32 OpenOffice.org_project/320m18$Build-9502</meta:generator>
    <meta:document-statistic meta:table-count="0" meta:image-count="0" meta:object-count="0" meta:page-count="1" meta:paragraph-count="11" meta:word-count="297" meta:character-count="1648"/>
  </office:meta>
</office:document-meta>
</file>